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Noto Sans" fo:font-size="15pt" officeooo:rsid="001c6cbd" officeooo:paragraph-rsid="001c6cbd" style:font-size-asian="15pt" style:font-size-complex="15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Noto Sans" fo:font-size="15pt" officeooo:rsid="0020764d" officeooo:paragraph-rsid="0020764d" style:font-size-asian="15pt" style:font-size-complex="15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Noto Sans" fo:font-size="15pt" officeooo:rsid="0023f050" officeooo:paragraph-rsid="0023f050" style:font-size-asian="15pt" style:font-size-complex="15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Noto Sans" fo:font-size="15pt" officeooo:rsid="002b7779" officeooo:paragraph-rsid="002b7779" style:font-size-asian="15pt" style:font-size-complex="15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Noto Sans" fo:font-size="15pt" officeooo:rsid="002d6f64" officeooo:paragraph-rsid="002d6f64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Noto Sans" fo:font-size="15pt" officeooo:rsid="002d6f64" officeooo:paragraph-rsid="002d6f64" style:font-size-asian="15pt" style:font-size-complex="15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Noto Sans" fo:font-size="15pt" officeooo:rsid="002f6eb8" officeooo:paragraph-rsid="002f6eb8" style:font-size-asian="15pt" style:font-size-complex="15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Noto Sans" fo:font-size="15pt" officeooo:rsid="003134a7" officeooo:paragraph-rsid="003134a7" style:font-size-asian="15pt" style:font-size-complex="15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Noto Sans" fo:font-size="15pt" officeooo:rsid="0032c012" officeooo:paragraph-rsid="0032c012" style:font-size-asian="15pt" style:font-size-complex="15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Noto Sans" fo:font-size="15pt" officeooo:rsid="00313e75" officeooo:paragraph-rsid="00313e75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Noto Sans" fo:font-size="15pt" officeooo:rsid="003b0dd9" officeooo:paragraph-rsid="003b0dd9" style:font-size-asian="15pt" style:font-size-complex="15pt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Noto Sans" fo:font-size="15pt" officeooo:rsid="003cc607" officeooo:paragraph-rsid="003cc607" style:font-size-asian="15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Noto Sans" fo:font-size="15pt" officeooo:rsid="003cc607" officeooo:paragraph-rsid="003cc607" style:font-size-asian="15pt" style:font-size-complex="15pt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Noto Sans" fo:font-size="15pt" officeooo:rsid="003e7bf8" officeooo:paragraph-rsid="003e7bf8" style:font-size-asian="15pt" style:font-size-complex="15pt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Noto Sans" fo:font-size="15pt" officeooo:rsid="003fb093" officeooo:paragraph-rsid="003fb093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style:font-name="Noto Sans" fo:font-size="15pt" officeooo:rsid="0019955d" officeooo:paragraph-rsid="0019955d" style:font-size-asian="15pt" style:font-size-complex="15pt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Noto Sans" fo:font-size="15pt" officeooo:rsid="004226a0" officeooo:paragraph-rsid="004226a0" style:font-size-asian="15pt" style:font-size-complex="15pt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Noto Sans" fo:font-size="15pt" officeooo:rsid="0043bb8d" officeooo:paragraph-rsid="0043bb8d" style:font-size-asian="15pt" style:font-size-complex="15pt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Noto Sans" fo:font-size="15pt" officeooo:rsid="00451de6" officeooo:paragraph-rsid="00451de6" style:font-size-asian="15pt" style:font-size-complex="15pt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Noto Sans" fo:font-size="15pt" officeooo:rsid="00457e13" officeooo:paragraph-rsid="00457e13" style:font-size-asian="15pt" style:font-size-complex="15pt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Noto Sans" fo:font-size="15pt" officeooo:rsid="0047df79" officeooo:paragraph-rsid="0047df79" style:font-size-asian="15pt" style:font-size-complex="15pt"/>
    </style:style>
    <style:style style:name="P22" style:family="paragraph" style:parent-style-name="Standard">
      <style:paragraph-properties fo:text-align="justify" style:justify-single-word="false"/>
      <style:text-properties style:font-name="Noto Sans" fo:font-size="15pt" officeooo:rsid="0047df79" officeooo:paragraph-rsid="0047df79" style:font-size-asian="15pt" style:font-size-complex="15pt"/>
    </style:style>
    <style:style style:name="P23" style:family="paragraph" style:parent-style-name="Standard">
      <style:paragraph-properties fo:text-align="justify" style:justify-single-word="false"/>
      <style:text-properties style:font-name="Noto Sans" fo:font-size="15pt" officeooo:rsid="004831c7" officeooo:paragraph-rsid="004831c7" style:font-size-asian="15pt" style:font-size-complex="15pt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Noto Sans" fo:font-size="15pt" officeooo:rsid="004ae984" officeooo:paragraph-rsid="004ae984" style:font-size-asian="15pt" style:font-size-complex="15pt"/>
    </style:style>
    <style:style style:name="P25" style:family="paragraph" style:parent-style-name="Standard" style:list-style-name="L5">
      <style:paragraph-properties fo:text-align="justify" style:justify-single-word="false"/>
      <style:text-properties style:font-name="Noto Sans" fo:font-size="15pt" officeooo:rsid="004d745e" officeooo:paragraph-rsid="004d745e" style:font-size-asian="15pt" style:font-size-complex="15pt"/>
    </style:style>
    <style:style style:name="P26" style:family="paragraph" style:parent-style-name="Standard" style:list-style-name="L5">
      <style:paragraph-properties fo:text-align="justify" style:justify-single-word="false"/>
      <style:text-properties style:font-name="Noto Sans" fo:font-size="15pt" officeooo:rsid="004e8e78" officeooo:paragraph-rsid="004e8e78" style:font-size-asian="15pt" style:font-size-complex="15pt"/>
    </style:style>
    <style:style style:name="P27" style:family="paragraph" style:parent-style-name="Standard" style:list-style-name="L5">
      <style:paragraph-properties fo:text-align="justify" style:justify-single-word="false"/>
      <style:text-properties style:font-name="Noto Sans" fo:font-size="15pt" officeooo:rsid="004ec37d" officeooo:paragraph-rsid="004ec37d" style:font-size-asian="15pt" style:font-size-complex="15pt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Noto Sans" fo:font-size="15pt" officeooo:rsid="0052a2a6" officeooo:paragraph-rsid="0052a2a6" style:font-size-asian="15pt" style:font-size-complex="15pt"/>
    </style:style>
    <style:style style:name="P29" style:family="paragraph" style:parent-style-name="Standard" style:list-style-name="L5">
      <style:paragraph-properties fo:text-align="justify" style:justify-single-word="false"/>
      <style:text-properties style:font-name="Noto Sans" fo:font-size="15pt" officeooo:rsid="00531fad" officeooo:paragraph-rsid="00531fad" style:font-size-asian="15pt" style:font-size-complex="15pt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Noto Sans" fo:font-size="15pt" officeooo:rsid="00557fe4" officeooo:paragraph-rsid="00557fe4" style:font-size-asian="15pt" style:font-size-complex="15pt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Noto Sans" fo:font-size="15pt" officeooo:rsid="0057a168" officeooo:paragraph-rsid="0057a168" style:font-size-asian="15pt" style:font-size-complex="15pt"/>
    </style:style>
    <style:style style:name="P32" style:family="paragraph" style:parent-style-name="Standard">
      <style:paragraph-properties fo:text-align="justify" style:justify-single-word="false"/>
      <style:text-properties style:font-name="Noto Sans" fo:font-size="15pt" officeooo:rsid="0057a168" officeooo:paragraph-rsid="0057a168" style:font-size-asian="15pt" style:font-size-complex="15pt"/>
    </style:style>
    <style:style style:name="P33" style:family="paragraph" style:parent-style-name="Standard">
      <style:paragraph-properties fo:text-align="justify" style:justify-single-word="false"/>
      <style:text-properties style:font-name="Noto Sans" fo:font-size="15pt" officeooo:rsid="005900a5" officeooo:paragraph-rsid="005900a5" style:font-size-asian="15pt" style:font-size-complex="15pt"/>
    </style:style>
    <style:style style:name="P34" style:family="paragraph" style:parent-style-name="Standard" style:list-style-name="L6">
      <style:paragraph-properties fo:text-align="justify" style:justify-single-word="false"/>
      <style:text-properties style:font-name="Noto Sans" fo:font-size="15pt" officeooo:rsid="005c60db" officeooo:paragraph-rsid="005c60db" style:font-size-asian="15pt" style:font-size-complex="15pt"/>
    </style:style>
    <style:style style:name="P35" style:family="paragraph" style:parent-style-name="Standard" style:list-style-name="L6">
      <style:paragraph-properties fo:text-align="justify" style:justify-single-word="false"/>
      <style:text-properties style:font-name="Noto Sans" fo:font-size="15pt" officeooo:rsid="005e1919" officeooo:paragraph-rsid="005e1919" style:font-size-asian="15pt" style:font-size-complex="15pt"/>
    </style:style>
    <style:style style:name="P36" style:family="paragraph" style:parent-style-name="Standard" style:list-style-name="L6">
      <style:paragraph-properties fo:text-align="justify" style:justify-single-word="false"/>
      <style:text-properties style:font-name="Noto Sans" fo:font-size="15pt" officeooo:rsid="0063a084" officeooo:paragraph-rsid="0063a084" style:font-size-asian="15pt" style:font-size-complex="15pt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Noto Sans" fo:font-size="15pt" officeooo:rsid="00647984" officeooo:paragraph-rsid="00647984" style:font-size-asian="15pt" style:font-size-complex="15pt"/>
    </style:style>
    <style:style style:name="P38" style:family="paragraph" style:parent-style-name="Standard" style:list-style-name="L6">
      <style:paragraph-properties fo:text-align="justify" style:justify-single-word="false"/>
      <style:text-properties style:font-name="Noto Sans" fo:font-size="15pt" officeooo:rsid="006718bc" officeooo:paragraph-rsid="006718bc" style:font-size-asian="15pt" style:font-size-complex="15pt"/>
    </style:style>
    <style:style style:name="P39" style:family="paragraph" style:parent-style-name="Standard" style:list-style-name="L5">
      <style:paragraph-properties fo:text-align="justify" style:justify-single-word="false"/>
      <style:text-properties style:font-name="Noto Sans" fo:font-size="15pt" officeooo:rsid="0068cd78" officeooo:paragraph-rsid="0068cd78" style:font-size-asian="15pt" style:font-size-complex="15pt"/>
    </style:style>
    <style:style style:name="P40" style:family="paragraph" style:parent-style-name="Standard">
      <style:paragraph-properties fo:text-align="justify" style:justify-single-word="false"/>
      <style:text-properties style:font-name="Noto Sans" fo:font-size="15pt" officeooo:rsid="006d0683" officeooo:paragraph-rsid="006d0683" style:font-size-asian="15pt" style:font-size-complex="15pt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Noto Sans" fo:font-size="15pt" style:text-underline-style="none" officeooo:rsid="00457e13" officeooo:paragraph-rsid="00457e13" style:font-size-asian="15pt" style:font-size-complex="15pt"/>
    </style:style>
    <style:style style:name="T1" style:family="text">
      <style:text-properties officeooo:rsid="0021a608"/>
    </style:style>
    <style:style style:name="T2" style:family="text">
      <style:text-properties officeooo:rsid="003384ab"/>
    </style:style>
    <style:style style:name="T3" style:family="text">
      <style:text-properties officeooo:rsid="0034ef0d"/>
    </style:style>
    <style:style style:name="T4" style:family="text">
      <style:text-properties officeooo:rsid="00404f44"/>
    </style:style>
    <style:style style:name="T5" style:family="text">
      <style:text-properties officeooo:rsid="00451de6"/>
    </style:style>
    <style:style style:name="T6" style:family="text">
      <style:text-properties officeooo:rsid="00464fa2"/>
    </style:style>
    <style:style style:name="T7" style:family="text">
      <style:text-properties officeooo:rsid="00694c0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plain functional Genomics w.r.t its applications</text:p>
      <text:list xml:id="list1645325095" text:style-name="L1">
        <text:list-item>
          <text:p text:style-name="P1">Functional genomics is the study of how genes and intergenic regions of the genome contribute to different biological processes</text:p>
        </text:list-item>
        <text:list-item>
          <text:p text:style-name="P2">A researcher in this field typically studies genes or regions on a genome-wide scale, <text:span text:style-name="T1">with the hope of narrowing them down to a list of candidate genes or gregions to analyse in more detail</text:span></text:p>
        </text:list-item>
        <text:list-item>
          <text:p text:style-name="P3">The goal is to determine how the individual components of a biological system work together to produce a particular phenotype</text:p>
        </text:list-item>
        <text:list-item>
          <text:p text:style-name="P4">It focueses on dynamic expression of gene products in a specific context</text:p>
        </text:list-item>
        <text:list-item>
          <text:p text:style-name="P5">Eg. </text:p>
          <text:list>
            <text:list-item>
              <text:p text:style-name="P5">A specific </text:p>
            </text:list-item>
          </text:list>
        </text:list-item>
      </text:list>
      <text:p text:style-name="P6"/>
      <text:p text:style-name="P6">What is cDNA? Explain the protocol for cDNA generation</text:p>
      <text:list xml:id="list415692052" text:style-name="L2">
        <text:list-item>
          <text:p text:style-name="P7">cDNAs are Complementary DNAs </text:p>
        </text:list-item>
        <text:list-item>
          <text:p text:style-name="P7">Double stranded</text:p>
        </text:list-item>
        <text:list-item>
          <text:p text:style-name="P7">One strand is DNA complementary to mRNA, second strand is identical to mRNA seq only T is replaced by U</text:p>
        </text:list-item>
        <text:list-item>
          <text:p text:style-name="P8">Synthesis</text:p>
          <text:list>
            <text:list-item>
              <text:p text:style-name="P8">cDNA molecule generation is a two step process</text:p>
              <text:list>
                <text:list-item>
                  <text:p text:style-name="P9">First step</text:p>
                  <text:list>
                    <text:list-item>
                      <text:p text:style-name="P10">mRNA molecules are used as a template for production of DNA partner strand</text:p>
                    </text:list-item>
                    <text:list-item>
                      <text:p text:style-name="P9">Reverse transcriptase <text:s/>reverses roles <text:span text:style-name="T2">of the molecules </text:span><text:span text:style-name="T3">by using RNA as a template for DNA produc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11"/>
      <text:p text:style-name="P12">Unit 3</text:p>
      <text:p text:style-name="P13"/>
      <text:p text:style-name="P23">Write a short note on proteomics and its types</text:p>
      <text:list xml:id="list3885540713" text:style-name="L4">
        <text:list-item>
          <text:p text:style-name="P14">Proteome is the sum of all the proteins in an organism, a tissue or the sample under study</text:p>
        </text:list-item>
        <text:list-item>
          <text:p text:style-name="P15">Proteomics is the study of composition, structure, function and interaction <text:span text:style-name="T4">of the proteins directing the activities of each living cell</text:span></text:p>
        </text:list-item>
        <text:list-item>
          <text:p text:style-name="P17">Types of proteomics:</text:p>
        </text:list-item>
      </text:list>
      <text:list xml:id="list531859471" text:style-name="L3">
        <text:list-item>
          <text:p text:style-name="P18">Functional: <text:span text:style-name="T5">Identification of interactions</text:span></text:p>
          <text:list>
            <text:list-item>
              <text:p text:style-name="P19">Protein-protein</text:p>
            </text:list-item>
            <text:list-item>
              <text:p text:style-name="P19">protein-DNA</text:p>
            </text:list-item>
            <text:list-item>
              <text:p text:style-name="P19">protein-RNA </text:p>
            </text:list-item>
          </text:list>
        </text:list-item>
        <text:list-item>
          <text:p text:style-name="P18">Structural: <text:span text:style-name="T6">interactions affecting protein structure</text:span></text:p>
          <text:list>
            <text:list-item>
              <text:p text:style-name="P20">Metal ions</text:p>
            </text:list-item>
            <text:list-item>
              <text:p text:style-name="P20">Toxin</text:p>
            </text:list-item>
            <text:list-item>
              <text:p text:style-name="P41">Drugs</text:p>
            </text:list-item>
          </text:list>
        </text:list-item>
        <text:list-item>
          <text:p text:style-name="P18">Differential</text:p>
          <text:list>
            <text:list-item>
              <text:p text:style-name="P21">Differences in protein expression</text:p>
            </text:list-item>
          </text:list>
        </text:list-item>
      </text:list>
      <text:p text:style-name="P22"/>
      <text:p text:style-name="P24">Write a short note on protein microarray</text:p>
      <text:list xml:id="list3127469324" text:style-name="L5">
        <text:list-item>
          <text:p text:style-name="P25">Protien microarrays, also known as protein chips, are miniaturized and parallel assay system</text:p>
        </text:list-item>
        <text:list-item>
          <text:p text:style-name="P26">It contains small amounts of proteins in a high density format</text:p>
        </text:list-item>
        <text:list-item>
          <text:p text:style-name="P27">Allows simultaneous determination of a great variety of analytes from small amounts of samples within a single experiment</text:p>
        </text:list-item>
        <text:list-item>
          <text:p text:style-name="P28">Typically prepared by immobilizing proteins onto a microscope slide using a standard contact spotter</text:p>
        </text:list-item>
        <text:list-item>
          <text:p text:style-name="P29">Popular types of slide surfaces incude aldehyde and epoxy derivatized glass surfaces for random attachment through amines </text:p>
        </text:list-item>
        <text:list-item>
          <text:p text:style-name="P39">Methods of arraying proteins are:</text:p>
          <text:list>
            <text:list-item>
              <text:p text:style-name="P39">Robotic method</text:p>
            </text:list-item>
            <text:list-item>
              <text:p text:style-name="P39">Ink jetting method</text:p>
            </text:list-item>
            <text:list-item>
              <text:p text:style-name="P39">Piezoelectric spotting</text:p>
            </text:list-item>
            <text:list-item>
              <text:p text:style-name="P39">Photoliyhograph<text:span text:style-name="T7">y</text:span></text:p>
            </text:list-item>
          </text:list>
        </text:list-item>
        <text:list-item>
          <text:p text:style-name="P30">There are three types of protein microarrays</text:p>
          <text:list>
            <text:list-item>
              <text:p text:style-name="P31">Analyticl protein microarray</text:p>
            </text:list-item>
            <text:list-item>
              <text:p text:style-name="P31">Reverse phased protein microarray</text:p>
            </text:list-item>
            <text:list-item>
              <text:p text:style-name="P31">Functional protein microarray</text:p>
            </text:list-item>
          </text:list>
        </text:list-item>
      </text:list>
      <text:p text:style-name="P32"/>
      <text:p text:style-name="P33">Write a short note on types of protein microarrays</text:p>
      <text:list xml:id="list2339232217" text:style-name="L6">
        <text:list-item>
          <text:p text:style-name="P34">There are three types of protein microarrays</text:p>
          <text:list>
            <text:list-item>
              <text:p text:style-name="P35">Analytical protein microarray</text:p>
              <text:list>
                <text:list-item>
                  <text:p text:style-name="P36">The most representative class of analytical microarrays is the antibody microarray</text:p>
                </text:list-item>
                <text:list-item>
                  <text:p text:style-name="P37">First model to demonstrate the application of antibody arrays was the analyte labeled assay format</text:p>
                </text:list-item>
                <text:list-item>
                  <text:p text:style-name="P38">In this format proteins are detected after antibody capture using direct protein labeling</text:p>
                </text:list-item>
                <text:list-item>
                  <text:p text:style-name="P3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23:18:42.367137882</meta:creation-date>
    <dc:date>2022-06-18T01:25:28.239687104</dc:date>
    <meta:editing-duration>PT1H45M56S</meta:editing-duration>
    <meta:editing-cycles>63</meta:editing-cycles>
    <meta:generator>LibreOffice/7.3.4.2$Linux_X86_64 LibreOffice_project/30$Build-2</meta:generator>
    <meta:document-statistic meta:table-count="0" meta:image-count="0" meta:object-count="0" meta:page-count="3" meta:paragraph-count="53" meta:word-count="457" meta:character-count="2726" meta:non-whitespace-character-count="2362"/>
  </office:meta>
</office:document-meta>
</file>